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38a2" officeooo:paragraph-rsid="001438a2"/>
    </style:style>
    <style:style style:name="P2" style:family="paragraph" style:parent-style-name="Standard">
      <style:text-properties fo:font-size="10pt" officeooo:rsid="001438a2" officeooo:paragraph-rsid="001438a2"/>
    </style:style>
    <style:style style:name="P3" style:family="paragraph" style:parent-style-name="Standard" style:list-style-name="L1">
      <style:text-properties fo:font-size="10pt" officeooo:rsid="001438a2" officeooo:paragraph-rsid="001438a2"/>
    </style:style>
    <style:style style:name="P4" style:family="paragraph" style:parent-style-name="Standard">
      <style:text-properties fo:font-size="16pt" officeooo:rsid="001438a2" officeooo:paragraph-rsid="001438a2"/>
    </style:style>
    <style:style style:name="P5" style:family="paragraph" style:parent-style-name="Standard">
      <style:text-properties officeooo:rsid="00153a34" officeooo:paragraph-rsid="00153a34"/>
    </style:style>
    <style:style style:name="P6" style:family="paragraph" style:parent-style-name="Standard" style:list-style-name="L2">
      <style:text-properties officeooo:rsid="00153a34" officeooo:paragraph-rsid="00153a34"/>
    </style:style>
    <style:style style:name="P7" style:family="paragraph" style:parent-style-name="Standard">
      <style:text-properties officeooo:rsid="001611fb" officeooo:paragraph-rsid="001611fb"/>
    </style:style>
    <style:style style:name="P8" style:family="paragraph" style:parent-style-name="Standard" style:list-style-name="L3">
      <style:text-properties officeooo:rsid="001611fb" officeooo:paragraph-rsid="001611fb"/>
    </style:style>
    <style:style style:name="P9" style:family="paragraph" style:parent-style-name="Standard">
      <style:text-properties officeooo:rsid="00169655" officeooo:paragraph-rsid="001696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other nightmare </text:p>
      <text:p text:style-name="P1"/>
      <text:p text:style-name="P2">Type : Dialogue</text:p>
      <text:p text:style-name="P2">Nature : Reportage</text:p>
      <text:p text:style-name="P2">Locuteurs : </text:p>
      <text:list xml:id="list452055433730610063" text:style-name="L1">
        <text:list-item>
          <text:p text:style-name="P3">Présentatrice</text:p>
        </text:list-item>
        <text:list-item>
          <text:p text:style-name="P3">Témoins : 2 femmes</text:p>
        </text:list-item>
      </text:list>
      <text:p text:style-name="P2">Sujet : Une jeune femme a été assassinée lors de son voyage par CouchSurfing </text:p>
      <text:p text:style-name="P2"/>
      <text:p text:style-name="P2">Ce dialogue est un reportage où la présentatrice rapporte qu’une femme de 25 ans nommée Dalia a été assassinée lors de son voyage par CouchSurfing. Une jeune femme témoigne de son ressenti vis-à-vis de la défunte, à mesure que la présentatrice raconte ce qu’elle faisait dans la vie. </text:p>
      <text:p text:style-name="P2">On apprend ensuite qu’une personne a avoué être le meurtrier. On apprend aussi qu’il avait jeté le cadavre à la rivière. </text:p>
      <text:p text:style-name="P2">La présentatrice cite aussi les collègues de Dalia, en disant qu’elle leur a apprit de grandes choses, notamment à s’exprimer. </text:p>
      <text:p text:style-name="P2">Puis on entend une deuxième jeune femme qui témoigne de quelque chose que je n’ai pas très bien compris. </text:p>
      <text:p text:style-name="P1"/>
      <text:p text:style-name="P1"/>
      <text:p text:style-name="P5">Type : Monologue </text:p>
      <text:p text:style-name="P5">Nature : Fait divers </text:p>
      <text:p text:style-name="P5">Locuteurs : </text:p>
      <text:list xml:id="list7161940093634427421" text:style-name="L2">
        <text:list-item>
          <text:p text:style-name="P6">La présentatrice </text:p>
        </text:list-item>
        <text:list-item>
          <text:p text:style-name="P6">Une personne qui témoigne </text:p>
        </text:list-item>
      </text:list>
      <text:p text:style-name="P5">Sujet : </text:p>
      <text:p text:style-name="P5"/>
      <text:p text:style-name="P5">Une femme nommée Dalia est portée disparue, et une page Facebook a été créée là-dessus. </text:p>
      <text:p text:style-name="P5">Elle a 25 ans, elle est professeure d’arts à Austin. </text:p>
      <text:p text:style-name="P5">L’ambassade des USA au Népal a annoncé sur la page Facebook la mort de la disparue. </text:p>
      <text:p text:style-name="P7">Témoignage d’une collègue :</text:p>
      <text:list xml:id="list3914918180858516317" text:style-name="L3">
        <text:list-item>
          <text:p text:style-name="P8">Elle l’a appris sur internet </text:p>
        </text:list-item>
        <text:list-item>
          <text:p text:style-name="P8">Dalia était créative </text:p>
        </text:list-item>
        <text:list-item>
          <text:p text:style-name="P8">//</text:p>
        </text:list-item>
      </text:list>
      <text:p text:style-name="P7">Dalia était morte au Népal </text:p>
      <text:p text:style-name="P7">En avril au Népal, il y a eu un tremblement de Terre </text:p>
      <text:p text:style-name="P7"/>
      <text:p text:style-name="P7">Un homme de 30 ans a confessé qu’il a assassiné Dalia, qu’il l’a battue à mort avec un marteau et un bâton pendant qu’elle dormait, et qu’il a jeté son corps à la rivière </text:p>
      <text:p text:style-name="P7">Ils se sont rencontrés par le biais de CouchSurfing </text:p>
      <text:p text:style-name="P7"/>
      <text:p text:style-name="P9">Il s’est cassé la jambe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4:09:22.554000000</meta:creation-date>
    <dc:date>2019-03-28T14:49:38.843000000</dc:date>
    <meta:editing-duration>PT9M33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9" meta:word-count="280" meta:character-count="1546" meta:non-whitespace-character-count="1280"/>
  </office:meta>
</office:document-meta>
</file>